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D000002371BEF4C28E3F31E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MU Bright" svg:font-family="'CMU Bright'" style:font-family-generic="roman" style:font-pitch="variable"/>
    <style:font-face style:name="CMU Sans Serif" svg:font-family="'CMU Sans Serif'" style:font-family-generic="swiss" style:font-pitch="variable"/>
    <style:font-face style:name="CMU Sans Serif1" svg:font-family="'CMU Sans Serif'" style:font-adornments="Medium" style:font-family-generic="swiss" style:font-pitch="variable"/>
    <style:font-face style:name="CMU Sans Serif2" svg:font-family="'CMU Sans Serif'" style:font-adornments="Regular" style:font-family-generic="swiss" style:font-pitch="variable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BoldNonextended" style:font-family-generic="roman" style:font-pitch="variable"/>
    <style:font-face style:name="CMU Typewriter Text" svg:font-family="'CMU Typewriter Text'" style:font-adornments="Light" style:font-family-generic="modern" style:font-pitch="variable"/>
    <style:font-face style:name="Cabin SemiBold" svg:font-family="'Cabin SemiBold'" style:font-adornments="Semibold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Dunhill" svg:font-family="Dunhill"/>
    <style:font-face style:name="Latin Modern Roman Demi" svg:font-family="'Latin Modern Roman Demi'" style:font-adornments="10 Regular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_20_right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.7681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7681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7681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  <style:text-properties fo:language="en" fo:country="US" style:language-asian="en" style:country-asian="US" style:language-complex="ar" style:country-complex="SA"/>
    </style:style>
    <style:style style:name="P7" style:family="paragraph" style:parent-style-name="Header">
      <style:paragraph-properties fo:margin-left="0.2209in" fo:margin-right="0in" fo:orphans="0" fo:widows="0" fo:text-indent="0in" style:auto-text-indent="false"/>
    </style:style>
    <style:style style:name="P8" style:family="paragraph" style:parent-style-name="Header">
      <style:paragraph-properties>
        <style:tab-stops>
          <style:tab-stop style:position="1.0417in"/>
        </style:tab-stops>
      </style:paragraph-properties>
      <style:text-properties fo:language="en" fo:country="GB"/>
    </style:style>
    <style:style style:name="P9" style:family="paragraph" style:parent-style-name="Header">
      <style:paragraph-properties fo:margin-top="0.0398in" fo:margin-bottom="0.0398in" style:contextual-spacing="false" fo:line-height="115%"/>
      <style:text-properties style:font-name="Times New Roman" fo:font-size="10pt" style:font-size-asian="10pt" style:font-size-complex="10pt"/>
    </style:style>
    <style:style style:name="P10" style:family="paragraph" style:parent-style-name="Header">
      <style:text-properties style:font-name="Times New Roman" fo:font-size="10pt" style:font-size-asian="10pt" style:font-size-complex="10pt"/>
    </style:style>
    <style:style style:name="P11" style:family="paragraph" style:parent-style-name="Header">
      <style:paragraph-properties fo:line-height="100%"/>
      <style:text-properties style:font-name="Times New Roman" fo:font-size="10pt" style:font-size-asian="10pt" style:font-size-complex="10pt"/>
    </style:style>
    <style:style style:name="P12" style:family="paragraph" style:parent-style-name="Heading_20_1">
      <style:text-properties fo:language="en" fo:country="US" officeooo:rsid="01ec731e" officeooo:paragraph-rsid="01ec731e" style:language-asian="en" style:country-asian="US" style:language-complex="ar" style:country-complex="SA"/>
    </style:style>
    <style:style style:name="P13" style:family="paragraph" style:parent-style-name="Heading_20_1">
      <style:text-properties fo:language="en" fo:country="US" officeooo:paragraph-rsid="01ec731e" style:language-asian="en" style:country-asian="US" style:language-complex="ar" style:country-complex="SA"/>
    </style:style>
    <style:style style:name="P14" style:family="paragraph" style:parent-style-name="Heading_20_1" style:list-style-name="WWNum2">
      <style:text-properties fo:language="en" fo:country="US" style:language-asian="en" style:country-asian="US" style:language-complex="ar" style:country-complex="SA"/>
    </style:style>
    <style:style style:name="P15" style:family="paragraph" style:parent-style-name="Heading_20_1">
      <style:text-properties fo:language="en" fo:country="US" officeooo:rsid="01f13f75" officeooo:paragraph-rsid="01f13f75" style:language-asian="en" style:country-asian="US" style:language-complex="ar" style:country-complex="SA"/>
    </style:style>
    <style:style style:name="P16" style:family="paragraph" style:parent-style-name="Heading_20_1">
      <style:text-properties fo:language="en" fo:country="US" style:language-asian="en" style:country-asian="US" style:language-complex="ar" style:country-complex="SA"/>
    </style:style>
    <style:style style:name="P17" style:family="paragraph" style:parent-style-name="Heading_20_2" style:list-style-name="L26">
      <style:text-properties fo:language="en" fo:country="US" style:language-asian="en" style:country-asian="US" style:language-complex="ar" style:country-complex="SA"/>
    </style:style>
    <style:style style:name="P18" style:family="paragraph" style:parent-style-name="Heading_20_3" style:list-style-name="L26">
      <style:text-properties fo:language="en" fo:country="US" style:language-asian="en" style:country-asian="US" style:language-complex="ar" style:country-complex="SA"/>
    </style:style>
    <style:style style:name="P19" style:family="paragraph" style:parent-style-name="Standard">
      <style:paragraph-properties fo:margin-top="0in" fo:margin-bottom="0.0417in" style:contextual-spacing="false" fo:line-height="100%" fo:text-align="center" style:justify-single-word="false"/>
      <style:text-properties style:font-name="CMU Sans Serif" fo:font-size="10pt" fo:font-weight="bold" style:font-size-asian="10pt" style:font-weight-asian="bold" style:font-name-complex="Arial2" style:font-size-complex="10pt"/>
    </style:style>
    <style:style style:name="P20" style:family="paragraph" style:parent-style-name="Standard">
      <style:paragraph-properties fo:margin-top="0.0835in" fo:margin-bottom="0.0417in" style:contextual-spacing="false" fo:line-height="100%" fo:text-align="center" style:justify-single-word="false"/>
      <style:text-properties style:font-name="CMU Sans Serif" fo:font-size="10pt" fo:language="en" fo:country="GB" fo:font-weight="bold" style:font-size-asian="10pt" style:font-weight-asian="bold" style:font-name-complex="Arial2" style:font-size-complex="10pt"/>
    </style:style>
    <style:style style:name="P21" style:family="paragraph" style:parent-style-name="Standard">
      <style:paragraph-properties fo:margin-top="0in" fo:margin-bottom="0.0417in" style:contextual-spacing="false" fo:line-height="100%" fo:text-align="center" style:justify-single-word="false"/>
      <style:text-properties style:font-name="CMU Sans Serif" fo:font-size="14pt" fo:font-weight="bold" style:font-size-asian="14pt" style:font-weight-asian="bold" style:font-name-complex="Arial2" style:font-size-complex="14pt"/>
    </style:style>
    <style:style style:name="P22" style:family="paragraph" style:parent-style-name="Standard">
      <style:paragraph-properties fo:margin-top="0in" fo:margin-bottom="0.0417in" style:contextual-spacing="false" fo:line-height="100%" fo:text-align="center" style:justify-single-word="false"/>
      <style:text-properties style:font-name="CMU Sans Serif" fo:font-size="14pt" fo:language="el" fo:country="GR" fo:font-weight="bold" style:font-size-asian="14pt" style:font-weight-asian="bold" style:font-name-complex="Arial2" style:font-size-complex="14pt"/>
    </style:style>
    <style:style style:name="P23" style:family="paragraph" style:parent-style-name="Standard">
      <style:paragraph-properties fo:margin-top="0in" fo:margin-bottom="0.0417in" style:contextual-spacing="false" fo:line-height="100%" fo:text-align="center" style:justify-single-word="false"/>
      <style:text-properties style:font-name="CMU Sans Serif" fo:font-size="14pt" fo:language="en" fo:country="US" fo:font-style="italic" fo:font-weight="bold" style:font-size-asian="14pt" style:font-style-asian="italic" style:font-weight-asian="bold" style:font-name-complex="Arial2" style:font-size-complex="14pt" style:font-style-complex="italic"/>
    </style:style>
    <style:style style:name="P24" style:family="paragraph" style:parent-style-name="Standard">
      <style:paragraph-properties fo:margin-top="0in" fo:margin-bottom="0.0417in" style:contextual-spacing="false" fo:line-height="100%" fo:text-align="center" style:justify-single-word="false"/>
      <style:text-properties style:font-name="CMU Sans Serif" fo:font-size="14pt" fo:language="en" fo:country="US" fo:font-weight="bold" style:font-size-asian="14pt" style:font-weight-asian="bold" style:font-name-complex="Arial2" style:font-size-complex="14pt"/>
    </style:style>
    <style:style style:name="P25" style:family="paragraph" style:parent-style-name="Standard">
      <style:paragraph-properties fo:margin-top="0in" fo:margin-bottom="0.0417in" style:contextual-spacing="false" fo:line-height="100%" fo:text-align="center" style:justify-single-word="false"/>
      <style:text-properties style:font-name="CMU Sans Serif" fo:font-size="20pt" fo:language="el" fo:country="GR" fo:font-weight="bold" style:font-size-asian="20pt" style:font-weight-asian="bold" style:font-name-complex="Arial2" style:font-size-complex="20pt"/>
    </style:style>
    <style:style style:name="P26" style:family="paragraph" style:parent-style-name="Standard">
      <style:paragraph-properties fo:margin-top="0in" fo:margin-bottom="0.0417in" style:contextual-spacing="false" fo:line-height="100%" fo:text-align="center" style:justify-single-word="false"/>
      <style:text-properties style:font-name="CMU Sans Serif" fo:language="en" fo:country="US" officeooo:rsid="01eab698" officeooo:paragraph-rsid="01eab698" style:language-asian="en" style:country-asian="US" style:language-complex="ar" style:country-complex="SA"/>
    </style:style>
    <style:style style:name="P27" style:family="paragraph" style:parent-style-name="Standard">
      <style:paragraph-properties fo:margin-top="0in" fo:margin-bottom="0.0417in" style:contextual-spacing="false" fo:line-height="100%" fo:text-align="center" style:justify-single-word="false"/>
      <style:text-properties style:font-name="CMU Sans Serif" fo:language="en" fo:country="US" style:language-asian="en" style:country-asian="US" style:language-complex="ar" style:country-complex="SA"/>
    </style:style>
    <style:style style:name="P28" style:family="paragraph" style:parent-style-name="Standard">
      <style:paragraph-properties fo:margin-top="0in" fo:margin-bottom="0.0417in" style:contextual-spacing="false" fo:line-height="100%" fo:text-align="center" style:justify-single-word="false"/>
      <style:text-properties style:font-name="CMU Sans Serif" officeooo:paragraph-rsid="01eab698"/>
    </style:style>
    <style:style style:name="P29" style:family="paragraph" style:parent-style-name="Text_20_body">
      <style:paragraph-properties fo:text-align="justify" style:justify-single-word="false"/>
      <style:text-properties fo:language="en" fo:country="US" officeooo:paragraph-rsid="01ec731e" style:language-asian="en" style:country-asian="US" style:language-complex="ar" style:country-complex="SA"/>
    </style:style>
    <style:style style:name="P30" style:family="paragraph" style:parent-style-name="Text_20_body">
      <style:text-properties fo:language="en" fo:country="US" officeooo:rsid="01ec731e" officeooo:paragraph-rsid="01ec731e" style:language-asian="en" style:country-asian="US" style:language-complex="ar" style:country-complex="SA"/>
    </style:style>
    <style:style style:name="P31" style:family="paragraph" style:parent-style-name="Text_20_body">
      <style:text-properties fo:language="en" fo:country="US" officeooo:paragraph-rsid="01ec731e" style:language-asian="en" style:country-asian="US" style:language-complex="ar" style:country-complex="SA"/>
    </style:style>
    <style:style style:name="P32" style:family="paragraph" style:parent-style-name="Text_20_body" style:list-style-name="">
      <style:text-properties fo:language="en" fo:country="US" style:language-asian="en" style:country-asian="US" style:language-complex="ar" style:country-complex="SA"/>
    </style:style>
    <style:style style:name="P33" style:family="paragraph" style:parent-style-name="Text_20_body">
      <style:paragraph-properties fo:text-align="justify" style:justify-single-word="false"/>
      <style:text-properties fo:language="en" fo:country="US" officeooo:rsid="01fbaf0f" officeooo:paragraph-rsid="01fbaf0f" style:language-asian="en" style:country-asian="US" style:language-complex="ar" style:country-complex="SA"/>
    </style:style>
    <style:style style:name="P34" style:family="paragraph" style:parent-style-name="Text_20_body">
      <style:text-properties officeooo:paragraph-rsid="01ec731e"/>
    </style:style>
    <style:style style:name="P35" style:family="paragraph" style:parent-style-name="Text_20_body">
      <style:text-properties officeooo:rsid="01f2ecab" officeooo:paragraph-rsid="01f2ecab"/>
    </style:style>
    <style:style style:name="P36" style:family="paragraph">
      <loext:graphic-properties draw:fill="solid" draw:fill-color="#a0a0a0"/>
      <style:paragraph-properties fo:text-align="start"/>
      <style:text-properties fo:font-size="18pt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lb" fo:country="LU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officeooo:rsid="01ebe1b8" style:font-size-asian="11pt" style:font-weight-asian="bold" style:font-size-complex="11pt" style:font-weight-complex="bold"/>
    </style:style>
    <style:style style:name="T4" style:family="text">
      <style:text-properties fo:color="#0d0d0d" loext:opacity="100%" fo:letter-spacing="0.0138in" fo:language="lb" fo:country="LU" style:font-name-complex="Arial2"/>
    </style:style>
    <style:style style:name="T5" style:family="text">
      <style:text-properties fo:color="#0d0d0d" loext:opacity="100%" fo:letter-spacing="0.0138in" fo:language="lb" fo:country="LU" officeooo:rsid="000f7e67" style:font-name-complex="Arial2"/>
    </style:style>
    <style:style style:name="T6" style:family="text">
      <style:text-properties fo:color="#0d0d0d" loext:opacity="100%" fo:letter-spacing="0.0138in" fo:language="lb" fo:country="LU" style:text-underline-style="none" style:font-name-complex="Arial2"/>
    </style:style>
    <style:style style:name="T7" style:family="text">
      <style:text-properties fo:color="#0d0d0d" loext:opacity="100%" fo:letter-spacing="0.0138in" fo:language="lb" fo:country="LU" style:text-underline-style="none" officeooo:rsid="000f7e67" style:font-name-complex="Arial2"/>
    </style:style>
    <style:style style:name="T8" style:family="text">
      <style:text-properties style:font-name="Arial" fo:font-size="10.5pt" fo:language="el" fo:country="GR" fo:font-weight="bold" style:font-size-asian="10.5pt" style:font-weight-asian="bold" style:font-name-complex="Arial2" style:font-size-complex="10.5pt" style:font-weight-complex="bold"/>
    </style:style>
    <style:style style:name="T9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10" style:family="text">
      <style:text-properties style:font-name="Arial" fo:font-size="10pt" fo:language="en" fo:country="GB" fo:font-weight="bold" style:font-size-asian="10pt" style:font-weight-asian="bold" style:font-name-complex="Arial2" style:font-size-complex="10pt"/>
    </style:style>
    <style:style style:name="T11" style:family="text">
      <style:text-properties style:font-name="Arial" fo:font-size="14pt" fo:font-weight="bold" style:font-size-asian="14pt" style:font-weight-asian="bold" style:font-name-complex="Arial2" style:font-size-complex="14pt"/>
    </style:style>
    <style:style style:name="T12" style:family="text">
      <style:text-properties style:font-name="Arial" fo:font-size="14pt" fo:language="el" fo:country="GR" fo:font-weight="bold" style:font-size-asian="14pt" style:font-weight-asian="bold" style:font-name-complex="Arial2" style:font-size-complex="14pt"/>
    </style:style>
    <style:style style:name="T13" style:family="text">
      <style:text-properties style:font-name="Arial" fo:font-size="14pt" fo:language="en" fo:country="US" fo:font-style="italic" fo:font-weight="bold" style:font-size-asian="14pt" style:font-style-asian="italic" style:font-weight-asian="bold" style:font-name-complex="Arial2" style:font-size-complex="14pt" style:font-style-complex="italic"/>
    </style:style>
    <style:style style:name="T14" style:family="text">
      <style:text-properties style:font-name="Arial" fo:font-size="14pt" fo:language="en" fo:country="US" fo:font-weight="bold" style:font-size-asian="14pt" style:font-weight-asian="bold" style:font-name-complex="Arial2" style:font-size-complex="14pt"/>
    </style:style>
    <style:style style:name="T15" style:family="text">
      <style:text-properties style:font-name="Arial" fo:font-size="20pt" fo:language="el" fo:country="GR" fo:font-weight="bold" style:font-size-asian="20pt" style:font-weight-asian="bold" style:font-name-complex="Arial2" style:font-size-complex="20pt"/>
    </style:style>
    <style:style style:name="T16" style:family="text">
      <style:text-properties style:use-window-font-color="true" loext:opacity="0%" style:font-name="Arial" fo:font-size="10.5pt" fo:language="el" fo:country="GR" fo:font-weight="bold" style:letter-kerning="false" style:font-name-asian="Calibri2" style:font-size-asian="10.5pt" style:language-asian="en" style:country-asian="US" style:font-weight-asian="bold" style:font-name-complex="Arial2" style:font-size-complex="10.5pt" style:language-complex="ar" style:country-complex="SA" style:font-weight-complex="bold"/>
    </style:style>
    <style:style style:name="T17" style:family="text">
      <style:text-properties style:use-window-font-color="true" loext:opacity="0%" fo:font-size="14pt" style:letter-kerning="false" style:font-name-asian="Calibri2" style:font-size-asian="14pt" style:font-name-complex="Tahoma1" style:font-size-complex="14pt"/>
    </style:style>
    <style:style style:name="T18" style:family="text">
      <style:text-properties style:use-window-font-color="true" loext:opacity="0%" fo:font-size="14pt" officeooo:rsid="00322701" style:letter-kerning="false" style:font-name-asian="Calibri2" style:font-size-asian="14pt" style:font-name-complex="Tahoma1" style:font-size-complex="14pt"/>
    </style:style>
    <style:style style:name="T19" style:family="text">
      <style:text-properties style:use-window-font-color="true" loext:opacity="0%" fo:font-size="14pt" officeooo:rsid="01eab698" style:letter-kerning="false" style:font-name-asian="Calibri2" style:font-size-asian="14pt" style:font-name-complex="Tahoma1" style:font-size-complex="14pt"/>
    </style:style>
    <style:style style:name="T20" style:family="text">
      <style:text-properties style:use-window-font-color="true" loext:opacity="0%" fo:font-size="14pt" fo:font-weight="bold" style:letter-kerning="false" style:font-name-asian="Calibri2" style:font-size-asian="14pt" style:font-weight-asian="bold" style:font-name-complex="Arial2" style:font-size-complex="14pt"/>
    </style:style>
    <style:style style:name="T21" style:family="text">
      <style:text-properties style:use-window-font-color="true" loext:opacity="0%" fo:font-size="14pt" fo:font-weight="bold" officeooo:rsid="01eab698" style:letter-kerning="false" style:font-name-asian="Calibri2" style:font-size-asian="14pt" style:font-weight-asian="bold" style:font-name-complex="Arial2" style:font-size-complex="14pt"/>
    </style:style>
    <style:style style:name="T22" style:family="text">
      <style:text-properties style:use-window-font-color="true" loext:opacity="0%" fo:font-size="14pt" fo:font-weight="bold" officeooo:rsid="01f870c7" style:letter-kerning="false" style:font-name-asian="Calibri2" style:font-size-asian="14pt" style:font-weight-asian="bold" style:font-name-complex="Arial2" style:font-size-complex="14pt"/>
    </style:style>
    <style:style style:name="T23" style:family="text">
      <style:text-properties style:use-window-font-color="true" loext:opacity="0%" fo:font-size="14pt" fo:language="en" fo:country="US" fo:font-weight="bold" officeooo:rsid="01eab698" style:letter-kerning="false" style:font-name-asian="Calibri2" style:font-size-asian="14pt" style:language-asian="en" style:country-asian="US" style:font-weight-asian="bold" style:font-name-complex="Arial2" style:font-size-complex="14pt" style:language-complex="ar" style:country-complex="SA"/>
    </style:style>
    <style:style style:name="T24" style:family="text">
      <style:text-properties style:use-window-font-color="true" loext:opacity="0%" style:text-position="0% 100%" fo:font-size="14pt" fo:font-weight="bold" style:letter-kerning="false" style:font-name-asian="Calibri2" style:font-size-asian="14pt" style:font-weight-asian="bold" style:font-name-complex="Arial2" style:font-size-complex="14pt"/>
    </style:style>
    <style:style style:name="T25" style:family="text">
      <style:text-properties style:use-window-font-color="true" loext:opacity="0%" style:text-position="0% 100%" fo:font-size="14pt" fo:font-weight="bold" officeooo:rsid="0008766c" style:letter-kerning="false" style:font-name-asian="Calibri2" style:font-size-asian="14pt" style:font-weight-asian="bold" style:font-name-complex="Arial2" style:font-size-complex="14pt"/>
    </style:style>
    <style:style style:name="T26" style:family="text">
      <style:text-properties style:use-window-font-color="true" loext:opacity="0%" style:text-position="0% 100%" fo:font-size="14pt" fo:font-weight="bold" officeooo:rsid="01eab698" style:letter-kerning="false" style:font-name-asian="Calibri2" style:font-size-asian="14pt" style:font-weight-asian="bold" style:font-name-complex="Arial2" style:font-size-complex="14pt"/>
    </style:style>
    <style:style style:name="T27" style:family="text">
      <style:text-properties style:use-window-font-color="true" loext:opacity="0%" style:text-position="super 58%" fo:font-size="14pt" fo:font-weight="bold" style:letter-kerning="false" style:font-name-asian="Calibri2" style:font-size-asian="14pt" style:font-weight-asian="bold" style:font-name-complex="Arial2" style:font-size-complex="14pt"/>
    </style:style>
    <style:style style:name="T28" style:family="text">
      <style:text-properties style:use-window-font-color="true" loext:opacity="0%" fo:font-size="20pt" fo:font-weight="bold" style:letter-kerning="false" style:font-name-asian="Calibri2" style:font-size-asian="20pt" style:font-weight-asian="bold" style:font-name-complex="Arial2" style:font-size-complex="20pt"/>
    </style:style>
    <style:style style:name="T29" style:family="text">
      <style:text-properties style:use-window-font-color="true" loext:opacity="0%" fo:font-size="10.5pt" fo:language="el" fo:country="GR" fo:font-weight="bold" style:letter-kerning="false" style:font-name-asian="Calibri2" style:font-size-asian="10.5pt" style:language-asian="en" style:country-asian="US" style:font-weight-asian="bold" style:font-name-complex="Arial2" style:font-size-complex="10.5pt" style:language-complex="ar" style:country-complex="SA" style:font-weight-complex="bold"/>
    </style:style>
    <style:style style:name="T30" style:family="text">
      <style:text-properties style:use-window-font-color="true" loext:opacity="0%" fo:language="el" fo:country="GR" fo:font-weight="bold" style:letter-kerning="false" style:font-name-asian="Calibri2" style:language-asian="en" style:country-asian="US" style:font-weight-asian="bold" style:font-name-complex="Arial2" style:language-complex="ar" style:country-complex="SA" style:font-weight-complex="bold"/>
    </style:style>
    <style:style style:name="T31" style:family="text">
      <style:text-properties fo:language="en" fo:country="GB"/>
    </style:style>
    <style:style style:name="T32" style:family="text">
      <style:text-properties style:font-name="Times New Roman1" fo:font-size="9pt" style:font-size-asian="9pt" style:font-name-complex="Times New Roman2" style:font-size-complex="9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fo:font-weight="bold" style:font-size-asian="14pt" style:font-weight-asian="bold" style:font-name-complex="Arial2" style:font-size-complex="14pt"/>
    </style:style>
    <style:style style:name="T35" style:family="text">
      <style:text-properties fo:font-size="14pt" fo:font-weight="bold" officeooo:rsid="01eab698" style:font-size-asian="14pt" style:font-weight-asian="bold" style:font-name-complex="Arial2" style:font-size-complex="14pt"/>
    </style:style>
    <style:style style:name="T3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style:font-name="Calibri"/>
    </style:style>
    <style:style style:name="T38" style:family="text">
      <style:text-properties style:font-name="Calibri" fo:font-weight="bold" style:font-weight-asian="bold" style:font-weight-complex="bold"/>
    </style:style>
    <style:style style:name="T39" style:family="text">
      <style:text-properties fo:language="en" fo:country="US" style:language-asian="en" style:country-asian="US" style:language-complex="ar" style:country-complex="SA"/>
    </style:style>
    <style:style style:name="T40" style:family="text">
      <style:text-properties fo:language="en" fo:country="US" officeooo:rsid="01ec731e" style:language-asian="en" style:country-asian="US" style:language-complex="ar" style:country-complex="SA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1ebe1b8" style:font-weight-asian="bold" style:font-weight-complex="bold"/>
    </style:style>
    <style:style style:name="T43" style:family="text">
      <style:text-properties officeooo:rsid="01ec731e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1ec731e" style:font-weight-asian="normal" style:font-weight-complex="normal"/>
    </style:style>
    <style:style style:name="T46" style:family="text">
      <style:text-properties officeooo:rsid="01ed542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89in" fo:text-indent="-0.25in" fo:margin-left="0.568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89in" fo:text-indent="-0.25in" fo:margin-left="0.818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89in" fo:text-indent="-0.25in" fo:margin-left="1.068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89in" fo:text-indent="-0.25in" fo:margin-left="1.318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89in" fo:text-indent="-0.25in" fo:margin-left="1.568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89in" fo:text-indent="-0.25in" fo:margin-left="1.818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89in" fo:text-indent="-0.25in" fo:margin-left="2.068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89in" fo:text-indent="-0.25in" fo:margin-left="2.318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89in" fo:text-indent="-0.25in" fo:margin-left="2.568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89in" fo:text-indent="-0.25in" fo:margin-left="2.8189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319in" fo:text-indent="-0.25in" fo:margin-left="0.831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819in" fo:text-indent="-0.25in" fo:margin-left="1.081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319in" fo:text-indent="-0.25in" fo:margin-left="1.331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819in" fo:text-indent="-0.25in" fo:margin-left="1.581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319in" fo:text-indent="-0.25in" fo:margin-left="1.831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819in" fo:text-indent="-0.25in" fo:margin-left="2.081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319in" fo:text-indent="-0.25in" fo:margin-left="2.331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819in" fo:text-indent="-0.25in" fo:margin-left="2.581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319in" fo:text-indent="-0.25in" fo:margin-left="2.831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819in" fo:text-indent="-0.25in" fo:margin-left="3.0819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5736in" fo:padding-top="0.0492in" fo:padding-bottom="0.0492in" fo:padding-left="0.0984in" fo:padding-right="0.0984in" fo:wrap-option="wrap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solid" svg:stroke-width="0.0209in" svg:stroke-color="#0d0d0d" draw:stroke-linejoin="round" draw:fill="none" loext:fill-use-slide-background="false" draw:textarea-vertical-align="top" draw:auto-grow-height="false" fo:min-height="0in" fo:min-width="3.4874in" fo:padding-top="0.0492in" fo:padding-bottom="0.0492in" fo:padding-left="0.0984in" fo:padding-right="0.0984in" fo:wrap-option="wrap" fo:margin-left="0.011in" fo:margin-right="0.0102in" fo:margin-top="0.0102in" fo:margin-bottom="0.01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/>
      <text:p text:style-name="Title">Computational Project</text:p>
      <text:p text:style-name="Subtitle"><draw:custom-shape text:anchor-type="as-char" style:rel-width="100%" draw:z-index="10" draw:name="Shape1" draw:style-name="gr1" draw:text-style-name="P36" svg:width="6.7705in" svg:height="0.023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7"><text:s/></text:span><text:span text:style-name="T18"><text:s/></text:span><text:span text:style-name="T19">Presentation of ICARUS package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><text:span text:style-name="T35"/></text:p>
      <text:p text:style-name="P27"><text:span text:style-name="T22"/></text:p>
      <text:p text:style-name="P27"><text:span text:style-name="T22"/></text:p>
      <text:p text:style-name="P27"><text:span text:style-name="T22">Author: </text:span><text:span text:style-name="T21">Tryfonas Themas </text:span></text:p>
      <text:p text:style-name="P28"><text:span text:style-name="T23">Supervising Professor: PhD. </text:span><text:span text:style-name="T20">Voutsinas Spyridon</text:span></text:p>
      <text:p text:style-name="P26"><text:span text:style-name="T36">Athens, October 2023</text:span></text:p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3"><text:a xlink:type="simple" xlink:href="#__RefHeading___Toc4163_2464197079" text:style-name="Index_20_Link" text:visited-style-name="Index_20_Link">Introduction<text:tab/>3</text:a></text:p>
          <text:p text:style-name="P3"><text:a xlink:type="simple" xlink:href="#__RefHeading___Toc4165_2464197079" text:style-name="Index_20_Link" text:visited-style-name="Index_20_Link">Motivation<text:tab/>3</text:a></text:p>
          <text:p text:style-name="P3"><text:a xlink:type="simple" xlink:href="#__RefHeading___Toc4226_2464197079" text:style-name="Index_20_Link" text:visited-style-name="Index_20_Link">Code Documentation<text:tab/>3</text:a></text:p>
          <text:p text:style-name="P3"><text:a xlink:type="simple" xlink:href="#__RefHeading___Toc4167_2464197079" text:style-name="Index_20_Link" text:visited-style-name="Index_20_Link">Program Overview<text:tab/>3</text:a></text:p>
          <text:p text:style-name="P3"><text:a xlink:type="simple" xlink:href="#__RefHeading___Toc4169_2464197079" text:style-name="Index_20_Link" text:visited-style-name="Index_20_Link">Modules Overview<text:tab/>3</text:a></text:p>
          <text:p text:style-name="P4"><text:a xlink:type="simple" xlink:href="#__RefHeading___Toc4171_2464197079" text:style-name="Index_20_Link" text:visited-style-name="Index_20_Link">1. Workers and Analyses<text:tab/>3</text:a></text:p>
          <text:p text:style-name="P4"><text:a xlink:type="simple" xlink:href="#__RefHeading___Toc4173_2464197079" text:style-name="Index_20_Link" text:visited-style-name="Index_20_Link">2. Solvers<text:tab/>3</text:a></text:p>
          <text:p text:style-name="P4"><text:a xlink:type="simple" xlink:href="#__RefHeading___Toc4175_2464197079" text:style-name="Index_20_Link" text:visited-style-name="Index_20_Link">3. Airfoils<text:tab/>3</text:a></text:p>
          <text:p text:style-name="P4"><text:a xlink:type="simple" xlink:href="#__RefHeading___Toc4177_2464197079" text:style-name="Index_20_Link" text:visited-style-name="Index_20_Link">4. Vehicles<text:tab/>3</text:a></text:p>
          <text:p text:style-name="P4"><text:a xlink:type="simple" xlink:href="#__RefHeading___Toc4179_2464197079" text:style-name="Index_20_Link" text:visited-style-name="Index_20_Link">5. Environment<text:tab/>3</text:a></text:p>
          <text:p text:style-name="P4"><text:a xlink:type="simple" xlink:href="#__RefHeading___Toc4181_2464197079" text:style-name="Index_20_Link" text:visited-style-name="Index_20_Link">6. Database<text:tab/>4</text:a></text:p>
          <text:p text:style-name="P4"><text:a xlink:type="simple" xlink:href="#__RefHeading___Toc4183_2464197079" text:style-name="Index_20_Link" text:visited-style-name="Index_20_Link">7. Input Output<text:tab/>4</text:a></text:p>
          <text:p text:style-name="P5"><text:a xlink:type="simple" xlink:href="#__RefHeading___Toc4185_2464197079" text:style-name="Index_20_Link" text:visited-style-name="Index_20_Link">(a) OpenFoam / StructAirfoilMesher<text:tab/>4</text:a></text:p>
          <text:p text:style-name="P5"><text:a xlink:type="simple" xlink:href="#__RefHeading___Toc4187_2464197079" text:style-name="Index_20_Link" text:visited-style-name="Index_20_Link">(b) Xfoil<text:tab/>4</text:a></text:p>
          <text:p text:style-name="P5"><text:a xlink:type="simple" xlink:href="#__RefHeading___Toc4189_2464197079" text:style-name="Index_20_Link" text:visited-style-name="Index_20_Link">(c) Foil2Wake<text:tab/>4</text:a></text:p>
          <text:p text:style-name="P5"><text:a xlink:type="simple" xlink:href="#__RefHeading___Toc4191_2464197079" text:style-name="Index_20_Link" text:visited-style-name="Index_20_Link">(d) GenuVP3-7<text:tab/>4</text:a></text:p>
          <text:p text:style-name="P5"><text:a xlink:type="simple" xlink:href="#__RefHeading___Toc4193_2464197079" text:style-name="Index_20_Link" text:visited-style-name="Index_20_Link">(e) Lifting Surface Potential Theory Solver<text:tab/>4</text:a></text:p>
          <text:p text:style-name="P4"><text:a xlink:type="simple" xlink:href="#__RefHeading___Toc4195_2464197079" text:style-name="Index_20_Link" text:visited-style-name="Index_20_Link">8. Aerodynamics<text:tab/>4</text:a></text:p>
          <text:p text:style-name="P4"><text:a xlink:type="simple" xlink:href="#__RefHeading___Toc4197_2464197079" text:style-name="Index_20_Link" text:visited-style-name="Index_20_Link">9. Conceptual Design<text:tab/>4</text:a></text:p>
          <text:p text:style-name="P4"><text:a xlink:type="simple" xlink:href="#__RefHeading___Toc4199_2464197079" text:style-name="Index_20_Link" text:visited-style-name="Index_20_Link">10. Flight Dynamics And State<text:tab/>4</text:a></text:p>
          <text:p text:style-name="P4"><text:a xlink:type="simple" xlink:href="#__RefHeading___Toc4201_2464197079" text:style-name="Index_20_Link" text:visited-style-name="Index_20_Link">11. Mission<text:tab/>4</text:a></text:p>
          <text:p text:style-name="P4"><text:a xlink:type="simple" xlink:href="#__RefHeading___Toc4203_2464197079" text:style-name="Index_20_Link" text:visited-style-name="Index_20_Link">12. Visualization<text:tab/>4</text:a></text:p>
          <text:p text:style-name="P4"><text:a xlink:type="simple" xlink:href="#__RefHeading___Toc4205_2464197079" text:style-name="Index_20_Link" text:visited-style-name="Index_20_Link">13. Core<text:tab/>5</text:a></text:p>
          <text:p text:style-name="P3"><text:a xlink:type="simple" xlink:href="#__RefHeading___Toc4207_2464197079" text:style-name="Index_20_Link" text:visited-style-name="Index_20_Link">Example Usage<text:tab/>5</text:a></text:p>
          <text:p text:style-name="P3"><text:a xlink:type="simple" xlink:href="#__RefHeading___Toc4209_2464197079" text:style-name="Index_20_Link" text:visited-style-name="Index_20_Link">Future Development and Goals<text:tab/>5</text:a></text:p>
        </text:index-body>
      </text:table-of-content>
      <text:list text:style-name="WWNum2">
        <text:list-item>
          <text:h text:style-name="P16" text:outline-level="1"><text:bookmark-start text:name="__RefHeading___Toc4163_2464197079"/><text:soft-page-break/>Introduction<text:bookmark-end text:name="__RefHeading___Toc4163_2464197079"/></text:h>
        </text:list-item>
      </text:list>
      <text:p text:style-name="P33"><text:span text:style-name="T45">I</text:span><text:span text:style-name="T44">n the following report </text:span></text:p>
      <text:p text:style-name="P29"><text:span text:style-name="T45"/></text:p>
      <text:p text:style-name="P29"><text:span text:style-name="T45"/></text:p>
      <text:list text:continue-numbering="true" text:style-name="WWNum2">
        <text:list-item>
          <text:h text:style-name="P12" text:outline-level="1"><text:bookmark-start text:name="__RefHeading___Toc4165_2464197079"/>Motivation<text:bookmark-end text:name="__RefHeading___Toc4165_2464197079"/></text:h>
        </text:list-item>
      </text:list>
      <text:p text:style-name="P34"><text:span text:style-name="T40"/></text:p>
      <text:list text:continue-numbering="true" text:style-name="WWNum2">
        <text:list-item>
          <text:h text:style-name="P15" text:outline-level="1"><text:bookmark-start text:name="__RefHeading___Toc4226_2464197079"/>Code Documentation<text:bookmark-end text:name="__RefHeading___Toc4226_2464197079"/></text:h>
        </text:list-item>
      </text:list>
      <text:p text:style-name="P31"/>
      <text:list text:continue-numbering="true" text:style-name="WWNum2">
        <text:list-item>
          <text:h text:style-name="P13" text:outline-level="1"><text:bookmark-start text:name="__RefHeading___Toc4167_2464197079"/><text:span text:style-name="T43">Program Overview</text:span><text:bookmark-end text:name="__RefHeading___Toc4167_2464197079"/></text:h>
        </text:list-item>
      </text:list>
      <text:p text:style-name="P30"/>
      <text:p text:style-name="P30"/>
      <text:list xml:id="list163025389175977" text:continue-numbering="true" text:style-name="WWNum2">
        <text:list-item>
          <text:h text:style-name="P12" text:outline-level="1"><text:bookmark-start text:name="__RefHeading___Toc4169_2464197079"/>Modules Overview<text:bookmark-end text:name="__RefHeading___Toc4169_2464197079"/></text:h>
        </text:list-item>
      </text:list>
      <text:p text:style-name="P34"><text:span text:style-name="T40"/></text:p>
      <text:list text:style-name="L26">
        <text:list-item>
          <text:h text:style-name="P17" text:outline-level="2"><text:bookmark-start text:name="__RefHeading___Toc4171_2464197079"/>Workers and Analyses<text:bookmark-end text:name="__RefHeading___Toc4171_2464197079"/></text:h>
        </text:list-item>
      </text:list>
      <text:p text:style-name="Text_20_body"><text:span text:style-name="T39"/></text:p>
      <text:list text:continue-numbering="true" text:style-name="L26">
        <text:list-item>
          <text:h text:style-name="P17" text:outline-level="2"><text:bookmark-start text:name="__RefHeading___Toc4173_2464197079"/>Solvers<text:bookmark-end text:name="__RefHeading___Toc4173_2464197079"/></text:h>
        </text:list-item>
      </text:list>
      <text:p text:style-name="Text_20_body"><text:span text:style-name="T39"/></text:p>
      <text:list text:continue-numbering="true" text:style-name="L26">
        <text:list-item>
          <text:h text:style-name="P17" text:outline-level="2"><text:bookmark-start text:name="__RefHeading___Toc4175_2464197079"/><text:span text:style-name="T46">A</text:span>irfoils<text:bookmark-end text:name="__RefHeading___Toc4175_2464197079"/></text:h>
        </text:list-item>
      </text:list>
      <text:p text:style-name="Text_20_body"><text:span text:style-name="T39"/></text:p>
      <text:list text:continue-numbering="true" text:style-name="L26">
        <text:list-item>
          <text:h text:style-name="P17" text:outline-level="2"><text:bookmark-start text:name="__RefHeading___Toc4177_2464197079"/>Vehicles<text:bookmark-end text:name="__RefHeading___Toc4177_2464197079"/></text:h>
        </text:list-item>
      </text:list>
      <text:p text:style-name="Text_20_body"><text:span text:style-name="T39"/></text:p>
      <text:list text:continue-numbering="true" text:style-name="L26">
        <text:list-item>
          <text:h text:style-name="P17" text:outline-level="2"><text:bookmark-start text:name="__RefHeading___Toc4179_2464197079"/>Environment<text:bookmark-end text:name="__RefHeading___Toc4179_2464197079"/></text:h>
        </text:list-item>
      </text:list>
      <text:p text:style-name="Text_20_body"><text:span text:style-name="T39"/></text:p>
      <text:list text:continue-numbering="true" text:style-name="L26">
        <text:list-item>
          <text:h text:style-name="P17" text:outline-level="2"><text:bookmark-start text:name="__RefHeading___Toc4181_2464197079"/><text:soft-page-break/>Database<text:bookmark-end text:name="__RefHeading___Toc4181_2464197079"/></text:h>
        </text:list-item>
      </text:list>
      <text:p text:style-name="Text_20_body"><text:span text:style-name="T39"/></text:p>
      <text:list text:continue-numbering="true" text:style-name="L26">
        <text:list-item>
          <text:h text:style-name="P17" text:outline-level="2"><text:bookmark-start text:name="__RefHeading___Toc4183_2464197079"/>Input Output<text:bookmark-end text:name="__RefHeading___Toc4183_2464197079"/></text:h>
        </text:list-item>
      </text:list>
      <text:p text:style-name="Text_20_body"><text:span text:style-name="T39"/></text:p>
      <text:list text:continue-numbering="true" text:style-name="L26">
        <text:list-item>
          <text:list>
            <text:list-item>
              <text:list>
                <text:list-item>
                  <text:h text:style-name="P18" text:outline-level="3"><text:bookmark-start text:name="__RefHeading___Toc4185_2464197079"/>OpenFoam / StructAirfoilMesher<text:bookmark-end text:name="__RefHeading___Toc4185_2464197079"/></text:h>
                </text:list-item>
              </text:list>
            </text:list-item>
          </text:list>
        </text:list-item>
      </text:list>
      <text:p text:style-name="Text_20_body"><text:span text:style-name="T39"/></text:p>
      <text:list text:continue-numbering="true" text:style-name="L26">
        <text:list-item>
          <text:list>
            <text:list-item>
              <text:list>
                <text:list-item>
                  <text:h text:style-name="P18" text:outline-level="3"><text:bookmark-start text:name="__RefHeading___Toc4187_2464197079"/>Xfoil<text:bookmark-end text:name="__RefHeading___Toc4187_2464197079"/></text:h>
                </text:list-item>
              </text:list>
            </text:list-item>
          </text:list>
        </text:list-item>
      </text:list>
      <text:p text:style-name="Text_20_body"><text:span text:style-name="T39"/></text:p>
      <text:list text:continue-numbering="true" text:style-name="L26">
        <text:list-item>
          <text:list>
            <text:list-item>
              <text:list>
                <text:list-item>
                  <text:h text:style-name="P18" text:outline-level="3"><text:bookmark-start text:name="__RefHeading___Toc4189_2464197079"/>Foil2Wake<text:bookmark-end text:name="__RefHeading___Toc4189_2464197079"/></text:h>
                </text:list-item>
              </text:list>
            </text:list-item>
          </text:list>
        </text:list-item>
      </text:list>
      <text:p text:style-name="Text_20_body"><text:span text:style-name="T39"/></text:p>
      <text:list text:continue-numbering="true" text:style-name="L26">
        <text:list-item>
          <text:list>
            <text:list-item>
              <text:list>
                <text:list-item>
                  <text:h text:style-name="P18" text:outline-level="3"><text:bookmark-start text:name="__RefHeading___Toc4191_2464197079"/>GenuVP3-7<text:bookmark-end text:name="__RefHeading___Toc4191_2464197079"/></text:h>
                </text:list-item>
              </text:list>
            </text:list-item>
          </text:list>
        </text:list-item>
      </text:list>
      <text:p text:style-name="Text_20_body"><text:span text:style-name="T39"/></text:p>
      <text:list text:continue-numbering="true" text:style-name="L26">
        <text:list-item>
          <text:list>
            <text:list-item>
              <text:list>
                <text:list-item>
                  <text:h text:style-name="P18" text:outline-level="3"><text:bookmark-start text:name="__RefHeading___Toc4193_2464197079"/>Lifting Surface Potential Theory Solver<text:bookmark-end text:name="__RefHeading___Toc4193_2464197079"/></text:h>
                </text:list-item>
              </text:list>
            </text:list-item>
          </text:list>
        </text:list-item>
      </text:list>
      <text:p text:style-name="Text_20_body"><text:span text:style-name="T39"/></text:p>
      <text:list text:continue-numbering="true" text:style-name="L26">
        <text:list-item>
          <text:h text:style-name="P17" text:outline-level="2"><text:bookmark-start text:name="__RefHeading___Toc4195_2464197079"/>Aerodynamics<text:bookmark-end text:name="__RefHeading___Toc4195_2464197079"/></text:h>
        </text:list-item>
      </text:list>
      <text:p text:style-name="Text_20_body"><text:span text:style-name="T39"/></text:p>
      <text:list text:continue-numbering="true" text:style-name="L26">
        <text:list-item>
          <text:h text:style-name="P17" text:outline-level="2"><text:bookmark-start text:name="__RefHeading___Toc4197_2464197079"/>Conceptual Design<text:bookmark-end text:name="__RefHeading___Toc4197_2464197079"/></text:h>
        </text:list-item>
      </text:list>
      <text:p text:style-name="Text_20_body"><text:span text:style-name="T39"/></text:p>
      <text:list text:continue-numbering="true" text:style-name="L26">
        <text:list-item>
          <text:h text:style-name="P17" text:outline-level="2"><text:bookmark-start text:name="__RefHeading___Toc4199_2464197079"/>Flight Dynamics And State<text:bookmark-end text:name="__RefHeading___Toc4199_2464197079"/></text:h>
        </text:list-item>
      </text:list>
      <text:p text:style-name="Text_20_body"><text:span text:style-name="T39"/></text:p>
      <text:list text:continue-numbering="true" text:style-name="L26">
        <text:list-item>
          <text:h text:style-name="P17" text:outline-level="2"><text:bookmark-start text:name="__RefHeading___Toc4201_2464197079"/>Mission<text:bookmark-end text:name="__RefHeading___Toc4201_2464197079"/></text:h>
        </text:list-item>
      </text:list>
      <text:p text:style-name="Text_20_body"><text:span text:style-name="T39"/></text:p>
      <text:list text:continue-numbering="true" text:style-name="L26">
        <text:list-item>
          <text:h text:style-name="P17" text:outline-level="2"><text:bookmark-start text:name="__RefHeading___Toc4203_2464197079"/>Visualization<text:bookmark-end text:name="__RefHeading___Toc4203_2464197079"/></text:h>
        </text:list-item>
      </text:list>
      <text:p text:style-name="Text_20_body"><text:span text:style-name="T39"/></text:p>
      <text:list text:continue-numbering="true" text:style-name="L26">
        <text:list-item>
          <text:h text:style-name="P17" text:outline-level="2"><text:bookmark-start text:name="__RefHeading___Toc4205_2464197079"/><text:soft-page-break/>Core<text:bookmark-end text:name="__RefHeading___Toc4205_2464197079"/></text:h>
        </text:list-item>
      </text:list>
      <text:p text:style-name="P35"><text:span text:style-name="T39"/></text:p>
      <text:list text:continue-list="list163025389175977" text:style-name="WWNum2">
        <text:list-item>
          <text:h text:style-name="P14" text:outline-level="1"/>
        </text:list-item>
        <text:list-item>
          <text:h text:style-name="P12" text:outline-level="1"><text:bookmark-start text:name="__RefHeading___Toc4207_2464197079"/>Example Usage<text:bookmark-end text:name="__RefHeading___Toc4207_2464197079"/></text:h>
        </text:list-item>
      </text:list>
      <text:p text:style-name="P31"/>
      <text:list text:continue-numbering="true" text:style-name="WWNum2">
        <text:list-item>
          <text:h text:style-name="P12" text:outline-level="1"><text:bookmark-start text:name="__RefHeading___Toc4209_2464197079"/>Future Development and Goals<text:bookmark-end text:name="__RefHeading___Toc4209_2464197079"/></text:h>
        </text:list-item>
      </text:list>
      <text:p text:style-name="P30"/>
      <text:p text:style-name="P30"/>
      <text:p text:style-name="P32"/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MU Bright" svg:font-family="'CMU Bright'" style:font-family-generic="roman" style:font-pitch="variable"/>
    <style:font-face style:name="CMU Sans Serif" svg:font-family="'CMU Sans Serif'" style:font-family-generic="swiss" style:font-pitch="variable"/>
    <style:font-face style:name="CMU Sans Serif1" svg:font-family="'CMU Sans Serif'" style:font-adornments="Medium" style:font-family-generic="swiss" style:font-pitch="variable"/>
    <style:font-face style:name="CMU Sans Serif2" svg:font-family="'CMU Sans Serif'" style:font-adornments="Regular" style:font-family-generic="swiss" style:font-pitch="variable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BoldNonextended" style:font-family-generic="roman" style:font-pitch="variable"/>
    <style:font-face style:name="CMU Typewriter Text" svg:font-family="'CMU Typewriter Text'" style:font-adornments="Light" style:font-family-generic="modern" style:font-pitch="variable"/>
    <style:font-face style:name="Cabin SemiBold" svg:font-family="'Cabin SemiBold'" style:font-adornments="Semibold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Dunhill" svg:font-family="Dunhill"/>
    <style:font-face style:name="Latin Modern Roman Demi" svg:font-family="'Latin Modern Roman Demi'" style:font-adornments="10 Regular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l" fo:country="GR" style:letter-kerning="false" style:font-name-asian="Calibri2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l" fo:country="GR" style:letter-kerning="false" style:font-name-asian="Calibri2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CMU Sans Serif2" fo:font-family="'CMU Sans Serif'" style:font-style-name="Regular" style:font-family-generic="swiss" style:font-pitch="variable" fo:font-size="11pt" fo:language="el" fo:country="GR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MU Sans Serif1" fo:font-family="'CMU Sans Serif'" style:font-style-name="Medium" style:font-family-generic="swiss" style:font-pitch="variable" fo:font-size="14pt" fo:language="en" fo:country="US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CMU Sans Serif1" fo:font-family="'CMU Sans Serif'" style:font-style-name="Medium" style:font-family-generic="swiss" style:font-pitch="variable" fo:language="none" fo:country="none" fo:font-weight="normal"/>
    </style:style>
    <style:style style:name="List" style:family="paragraph" style:parent-style-name="Text_20_body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.1665in" fo:margin-bottom="0.0835in" style:contextual-spacing="false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 style:master-page-name="">
      <style:paragraph-properties fo:margin-top="0.139in" fo:margin-bottom="0.0835in" style:contextual-spacing="false" style:page-number="auto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WWNum2" style:list-level="3" style:class="text">
      <style:paragraph-properties fo:margin-top="0.0972in" fo:margin-bottom="0.0835in" style:contextual-spacing="false"/>
    </style:style>
    <style:style style:name="Heading_20_4" style:display-name="Heading 4" style:family="paragraph" style:parent-style-name="Heading" style:next-style-name="Text_20_body" style:default-outline-level="4" style:list-style-name="WWNum1" style:list-level="4" style:class="text">
      <style:paragraph-properties fo:margin-top="0.0835in" fo:margin-bottom="0.0835in" style:contextual-spacing="false"/>
      <style:text-properties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8" style:display-name="Heading 8" style:family="paragraph" loext:hidden="true" style:hidden="true" style:parent-style-name="Standard" style:next-style-name="Standard" style:default-outline-level="8" style:list-style-name="" style:class="text">
      <style:paragraph-properties fo:margin-top="0in" fo:margin-bottom="0in" style:contextual-spacing="false" fo:line-height="100%" fo:text-align="center" style:justify-single-word="false" fo:keep-with-next="always"/>
      <style:text-properties style:font-name="Times New Roman1" fo:font-family="'Times New Roman'" style:font-family-generic="roman" style:font-pitch="variable" fo:font-size="16pt" fo:letter-spacing="0.0736in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Επικεφαλίδα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fo:language="en" fo:country="US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Ευρετήριο" style:family="paragraph" style:parent-style-name="Standard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Κεφαλίδα_20_και_20_υποσέλιδο" style:display-name="Κεφαλίδα και υποσέλιδο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CMU Sans Serif2" fo:font-family="'CMU Sans Serif'" style:font-style-name="Regular" style:font-family-generic="swiss" style:font-pitch="variable" fo:language="en" fo:country="US" fo:font-weight="normal"/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Περιεχόμενα_20_πίνακα" style:display-name="Περιεχόμενα πίνακα" style:family="paragraph" style:parent-style-name="Standard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l" style:country-asian="GR" style:font-name-complex="Times New Roman2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390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74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78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717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fo:font-weight="normal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8_20_Char" style:display-name="Heading 8 Char" style:family="text" style:parent-style-name="Default_20_Paragraph_20_Font">
      <style:text-properties style:font-name="Times New Roman1" fo:font-family="'Times New Roman'" style:font-family-generic="roman" style:font-pitch="variable" fo:font-size="16pt" fo:letter-spacing="0.0736in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Σύνδεσμος_20_διαδικτύου" style:display-name="Σύνδεσμος διαδικτύου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Αναγνωσμένος_20_δεσμός_20_διαδικτύου" style:display-name="Αναγνωσμένος δεσμός διαδικτύου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Κουκκίδες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0909in" fo:text-indent="-0.25in" fo:margin-left="1.0909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5909in" fo:text-indent="-0.25in" fo:margin-left="1.5909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2.0909in" fo:text-indent="-0.25in" fo:margin-left="2.0909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909in" fo:text-indent="-0.25in" fo:margin-left="2.5909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3.0909in" fo:text-indent="-0.25in" fo:margin-left="3.0909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5909in" fo:text-indent="-0.25in" fo:margin-left="3.5909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0909in" fo:text-indent="-0.25in" fo:margin-left="4.0909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5909in" fo:text-indent="-0.25in" fo:margin-left="4.5909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5.0909in" fo:text-indent="-0.25in" fo:margin-left="5.09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2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2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2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2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2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2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1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7.7771in" fo:margin-left="-0.2958in" fo:margin-top="0in" fo:margin-bottom="0in" table:align="left" style:writing-mode="page"/>
    </style:style>
    <style:style style:name="Table3.A" style:family="table-column">
      <style:table-column-properties style:column-width="1.1819in"/>
    </style:style>
    <style:style style:name="Table3.B" style:family="table-column">
      <style:table-column-properties style:column-width="3.8278in"/>
    </style:style>
    <style:style style:name="Table3.C" style:family="table-column">
      <style:table-column-properties style:column-width="2.767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0.2209in" fo:margin-right="0in" fo:orphans="0" fo:widows="0" fo:text-indent="0in" style:auto-text-indent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margin-top="0.0398in" fo:margin-bottom="0.0398in" style:contextual-spacing="false" fo:line-height="115%"/>
      <style:text-properties style:font-name="Times New Roman" fo:font-size="10pt" style:font-size-asian="10pt" style:font-size-complex="10pt"/>
    </style:style>
    <style:style style:name="MP4" style:family="paragraph" style:parent-style-name="Header">
      <style:text-properties style:font-name="Times New Roman" fo:font-size="10pt" style:font-size-asian="10pt" style:font-size-complex="10pt"/>
    </style:style>
    <style:style style:name="MP5" style:family="paragraph" style:parent-style-name="Header">
      <style:paragraph-properties fo:line-height="100%"/>
      <style:text-properties style:font-name="Times New Roman" fo:font-size="10pt" style:font-size-asian="10pt" style:font-size-complex="10pt"/>
    </style:style>
    <style:style style:name="MP6" style:family="paragraph" style:parent-style-name="Header_20_right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1.0417in"/>
        </style:tab-stops>
      </style:paragraph-properties>
      <style:text-properties fo:language="en" fo:country="GB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language="lb" fo:country="LU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weight="bold" officeooo:rsid="01ebe1b8" style:font-weight-asian="bold" style:font-weight-complex="bold"/>
    </style:style>
    <style:style style:name="MT4" style:family="text">
      <style:text-properties fo:color="#0d0d0d" loext:opacity="100%" fo:letter-spacing="0.0138in" fo:language="lb" fo:country="LU" style:text-underline-style="none" style:font-name-complex="Arial2"/>
    </style:style>
    <style:style style:name="MT5" style:family="text">
      <style:text-properties fo:color="#0d0d0d" loext:opacity="100%" fo:letter-spacing="0.0138in" fo:language="lb" fo:country="LU" style:text-underline-style="none" officeooo:rsid="000f7e67" style:font-name-complex="Arial2"/>
    </style:style>
    <style:style style:name="MT6" style:family="text">
      <style:text-properties fo:language="en" fo:country="GB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solid" svg:stroke-width="0.0209in" svg:stroke-color="#0d0d0d" draw:stroke-linejoin="round" draw:fill="none" loext:fill-use-slide-background="false" draw:textarea-vertical-align="top" draw:auto-grow-height="false" fo:min-height="0in" fo:min-width="3.4874in" fo:padding-top="0.0492in" fo:padding-bottom="0.0492in" fo:padding-left="0.0984in" fo:padding-right="0.0984in" fo:wrap-option="wrap" fo:margin-left="0.011in" fo:margin-right="0.0102in" fo:margin-top="0.0102in" fo:margin-bottom="0.01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0992in" fo:margin-left="0in" fo:margin-right="0in" fo:margin-top="0.05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" loext:marker-style-name="MT1"><draw:custom-shape text:anchor-type="char" draw:z-index="4" draw:name="Straight Arrow Connector 1" draw:style-name="Mgr1" draw:text-style-name="MP2" svg:width="3.676in" svg:height="0.0087in" svg:x="1.1583in" svg:y="0.3043in"><text:p/><draw:enhanced-geometry draw:mirror-horizontal="false" draw:mirror-vertical="false" svg:viewBox="0 0 0 0" drawooo:sub-view-size="21600 21600" draw:text-areas="?f0 ?f2 ?f1 ?f3" draw:type="ooxml-non-primitive" draw:enhanced-path="M 0 0 L 21600 21600 N"><draw:equation draw:name="f0" draw:formula="0*logwidth/1264680"/><draw:equation draw:name="f1" draw:formula="1267560*logwidth/1264680"/><draw:equation draw:name="f2" draw:formula="0*logheight/1440"/><draw:equation draw:name="f3" draw:formula="6480*logheight/1440"/></draw:enhanced-geometry></draw:custom-shape><draw:frame draw:style-name="Mfr1" draw:name="Picture 4" text:anchor-type="as-char" svg:width="0.8772in" svg:height="0.8646in" draw:z-index="9"><draw:image xlink:href="Pictures/100000010000023D000002371BEF4C28E3F31EF3.png" xlink:type="simple" xlink:show="embed" xlink:actuate="onLoad" draw:mime-type="image/png"/><svg:desc>NTUA-LOGO</svg:desc></draw:frame></text:p>
            </table:table-cell>
            <table:table-cell table:style-name="Table3.A1" office:value-type="string">
              <text:p text:style-name="MP3"><text:span text:style-name="MT2">NATIONAL TECHNICA</text:span><text:span text:style-name="MT3">L </text:span><text:span text:style-name="MT2">UNIVERSITY OF ATHENS</text:span></text:p>
              <text:p text:style-name="MP4"><text:span text:style-name="MT2"/></text:p>
              <text:p text:style-name="MP5"><text:span text:style-name="MT4">School of M</text:span><text:span text:style-name="MT5">e</text:span><text:span text:style-name="MT4">chanical Engineering</text:span></text:p>
            </table:table-cell>
            <table:table-cell table:style-name="Table3.A1" office:value-type="string">
              <text:p text:style-name="Header"/>
              <text:p text:style-name="MP6">Tryfonas Themas</text:p>
              <text:p text:style-name="MP6">mc18080</text:p>
            </table:table-cell>
          </table:table-row>
        </table:table>
        <text:p text:style-name="MP7" loext:marker-style-name="MT6"/>
      </style:header>
      <style:footer>
        <text:p text:style-name="MP8"><text:page-number text:select-page="current">5</text:page-number></text:p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1T12:41:00</meta:creation-date>
    <meta:initial-creator>Ioanna Papakonstantinou</meta:initial-creator>
    <dc:language>el-GR</dc:language>
    <meta:print-date>2020-04-26T19:11:00</meta:print-date>
    <dc:date>2023-10-19T16:27:24.848501843</dc:date>
    <meta:editing-cycles>583</meta:editing-cycles>
    <meta:editing-duration>P10DT13H45M38S</meta:editing-duration>
    <meta:generator>LibreOffice/7.5.7.1$Linux_X86_64 LibreOffice_project/50$Build-1</meta:generator>
    <meta:document-statistic meta:table-count="1" meta:image-count="1" meta:object-count="0" meta:page-count="5" meta:paragraph-count="63" meta:word-count="188" meta:character-count="1151" meta:non-whitespace-character-count="1039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